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fo:language="sv" fo:country="SE" fo:font-weight="bold" style:font-weight-asian="bold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fo:language="sv" fo:country="SE"/>
    </style:style>
    <style:style style:name="T5" style:family="text">
      <style:text-properties fo:language="sv" fo:country="SE" fo:font-weight="bold" style:font-weight-asian="bold"/>
    </style:style>
    <style:style style:name="T6" style:family="text">
      <style:text-properties fo:language="sv" fo:country="S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andardstycketeckensnitt"><text:span text:style-name="T1">Utvärdering av sprint 3</text:span></text:span></text:p>
      <text:p text:style-name="Standard"><text:span text:style-name="T3">Mål vi hade den här veckan:</text:span></text:p>
      <text:p text:style-name="P1"/>
      <text:p text:style-name="Standard"><text:span text:style-name="Standardstycketeckensnitt"><text:span text:style-name="T5">ID</text:span></text:span><text:span text:style-name="Standardstycketeckensnitt"><text:span text:style-name="T4">: UI09</text:span></text:span></text:p>
      <text:p text:style-name="Standard"><text:span text:style-name="Standardstycketeckensnitt"><text:span text:style-name="T5">Namn:</text:span></text:span><text:span text:style-name="Standardstycketeckensnitt"><text:span text:style-name="T4"> Startmeny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applikationen startas skall en meny med två knappar visas (“New Game” &amp; “Highscore”).</text:span></text:span></text:p>
      <text:p text:style-name="P2"/>
      <text:p text:style-name="Standard"><text:span text:style-name="Standardstycketeckensnitt"><text:span text:style-name="T5">ID</text:span></text:span><text:span text:style-name="Standardstycketeckensnitt"><text:span text:style-name="T4">: FR12</text:span></text:span></text:p>
      <text:p text:style-name="Standard"><text:span text:style-name="Standardstycketeckensnitt"><text:span text:style-name="T5">Namn:</text:span></text:span><text:span text:style-name="Standardstycketeckensnitt"><text:span text:style-name="T4"> “New Game”-knapp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knappen för “New Game” aktiveras skall ett nytt spel startas.</text:span></text:span></text:p>
      <text:p text:style-name="Standard"><text:span text:style-name="Standardstycketeckensnitt"><text:span text:style-name="T6">Testfall</text:span></text:span><text:span text:style-name="Standardstycketeckensnitt"><text:span text:style-name="T4">:<text:tab/> 1. Notera att första banan startas med rätt antal liv och noll poäng.</text:span></text:span></text:p>
      <text:p text:style-name="P1"/>
      <text:p text:style-name="P2"/>
      <text:p text:style-name="Standard"><text:span text:style-name="Standardstycketeckensnitt"><text:span text:style-name="T5">ID:</text:span></text:span><text:span text:style-name="Standardstycketeckensnitt"><text:span text:style-name="T4"> FR13</text:span></text:span></text:p>
      <text:p text:style-name="Standard"><text:span text:style-name="Standardstycketeckensnitt"><text:span text:style-name="T5">Namn:</text:span></text:span><text:span text:style-name="Standardstycketeckensnitt"><text:span text:style-name="T4"> Olika fiender/bana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På varje bana finns en eller flera olika fiendetyper som har olika beteendemönster. Vissa fiender på senare banor kräver mer skada för att dö.</text:span></text:span></text:p>
      <text:p text:style-name="Standard"><text:span text:style-name="Standardstycketeckensnitt"><text:span text:style-name="T6">Testfall</text:span></text:span><text:span text:style-name="Standardstycketeckensnitt"><text:span text:style-name="T4">:<text:tab/> 1. Notera att fienderna dör av rätt antal skott.</text:span></text:span></text:p>
      <text:p text:style-name="P2"/>
      <text:p text:style-name="Standard"><text:span text:style-name="Standardstycketeckensnitt"><text:span text:style-name="T5">ID:</text:span></text:span><text:span text:style-name="Standardstycketeckensnitt"><text:span text:style-name="T4"> UI10</text:span></text:span></text:p>
      <text:p text:style-name="Standard"><text:span text:style-name="Standardstycketeckensnitt"><text:span text:style-name="T5">Namn:</text:span></text:span><text:span text:style-name="Standardstycketeckensnitt"><text:span text:style-name="T4"> Olika fiendebilder</text:span></text:span></text:p>
      <text:p text:style-name="Standard"><text:span text:style-name="T4">Beskrivning: Fienderna (inklusive bossen) skall kunna skiljas åt med olika bilder.</text:span></text:p>
      <text:p text:style-name="P1"/>
      <text:p text:style-name="Standard"><text:span text:style-name="Standardstycketeckensnitt"><text:span text:style-name="T5">ID:</text:span></text:span><text:span text:style-name="Standardstycketeckensnitt"><text:span text:style-name="T4"> FR17 (ej avklarat, flyttad till sprint 4)</text:span></text:span></text:p>
      <text:p text:style-name="Standard"><text:span text:style-name="Standardstycketeckensnitt"><text:span text:style-name="T5">Namn:</text:span></text:span><text:span text:style-name="Standardstycketeckensnitt"><text:span text:style-name="T4"> Boss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alla fiender på sista banan (Jorden) har försvunnit (dött eller passerat nedre delen av skärmen), så skall en sista fiende framträda – bossen/moderskeppet. Den rör sig sidleds överst på skärmen (istället för nedåt som för “vanliga” fiender) och är svår att döda. Klarar man att döda bossen, så har man avklarat spelet.</text:span></text:span></text:p>
      <text:p text:style-name="Standard"><text:span text:style-name="Standardstycketeckensnitt"><text:span text:style-name="T6">Testfall</text:span></text:span><text:span text:style-name="Standardstycketeckensnitt"><text:span text:style-name="T4">:<text:tab/> Samma som för vanliga fiender</text:span></text:span></text:p>
      <text:p text:style-name="Standard"><text:span text:style-name="Standardstycketeckensnitt"><text:span text:style-name="T4"/></text:span></text:p>
      <text:p text:style-name="Standard"><text:span text:style-name="Standardstycketeckensnitt"><text:span text:style-name="T4">Klarade även av:</text:span></text:span></text:p>
      <text:p text:style-name="Standard"><text:span text:style-name="Standardstycketeckensnitt"><text:span text:style-name="T5">ID:</text:span></text:span><text:span text:style-name="Standardstycketeckensnitt"><text:span text:style-name="T4"> FR14</text:span></text:span></text:p>
      <text:p text:style-name="Standard"><text:span text:style-name="Standardstycketeckensnitt"><text:span text:style-name="T5">Namn:</text:span></text:span><text:span text:style-name="Standardstycketeckensnitt"><text:span text:style-name="T4"> Vibrering vid träff</text:span></text:span></text:p>
      <text:p text:style-name="Standard"><text:span text:style-name="Standardstycketeckensnitt"><text:span text:style-name="T5">Beskrivning: </text:span></text:span><text:span text:style-name="Standardstycketeckensnitt"><text:span text:style-name="T4">När Spelarens hälsa minskar så ska mobilen vibrera</text:span></text:span></text:p>
      <text:p text:style-name="P1"/>
      <text:p text:style-name="P1"/>
      <text:p text:style-name="P1"/>
      <text:p text:style-name="Standard"><text:span text:style-name="T2">Utvärdering:</text:span></text:p>
      <text:p text:style-name="Standard"><text:span text:style-name="Standardstycketeckensnitt"><text:span text:style-name="T2">Vi har uppfyllt alla våra krav för den här veckan förutom bossen som vi flyttade till nästa sprint. Lade även till vibrering vid träff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nus</meta:initial-creator>
    <dc:creator>Magnus</dc:creator>
    <meta:editing-cycles>5</meta:editing-cycles>
    <meta:creation-date>2013-10-03T15:08:00</meta:creation-date>
    <dc:date>2013-10-03T16:33:00</dc:date>
    <meta:editing-duration>PT4S</meta:editing-duration>
    <meta:generator>OpenOffice.org/3.4.1$Win32 OpenOffice.org_project/341m1$Build-9593</meta:generator>
    <meta:document-statistic meta:table-count="0" meta:image-count="0" meta:object-count="0" meta:page-count="1" meta:paragraph-count="26" meta:word-count="229" meta:character-count="14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